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eeeeee" draw:opacity="100%" draw:textarea-horizontal-align="justify" draw:textarea-vertical-align="bottom" draw:auto-grow-height="false" fo:min-height="22.47cm" fo:min-width="16.1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color="#000000" draw:fill-color="#81d41a" draw:textarea-horizontal-align="justify" draw:textarea-vertical-align="middle" draw:auto-grow-height="false" fo:min-height="1.15cm" fo:min-width="9.7cm"/>
      <style:paragraph-properties style:writing-mode="lr-tb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1.15cm" fo:min-width="9.7cm"/>
      <style:paragraph-properties style:writing-mode="lr-tb"/>
    </style:style>
    <style:style style:name="gr4" style:family="graphic" style:parent-style-name="standard">
      <style:graphic-properties svg:stroke-color="#000000" draw:fill-color="#f10d0c" draw:textarea-horizontal-align="justify" draw:textarea-vertical-align="middle" draw:auto-grow-height="false" fo:min-height="1.15cm" fo:min-width="9.7cm"/>
      <style:paragraph-properties style:writing-mode="lr-tb"/>
    </style:style>
    <style:style style:name="gr5" style:family="graphic" style:parent-style-name="standard">
      <style:graphic-properties svg:stroke-color="#000000" draw:fill-color="#498fd9" draw:textarea-horizontal-align="justify" draw:textarea-vertical-align="top" draw:auto-grow-height="false" fo:min-height="4.85cm" fo:min-width="9.7cm"/>
      <style:paragraph-properties style:writing-mode="lr-tb"/>
    </style:style>
    <style:style style:name="gr6" style:family="graphic" style:parent-style-name="standard">
      <style:graphic-properties svg:stroke-color="#000000" draw:fill-color="#f10d0c" draw:textarea-horizontal-align="justify" draw:textarea-vertical-align="middle" draw:auto-grow-height="false" fo:min-height="1.95cm" fo:min-width="9.3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77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eeeee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81d41a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b2b2b2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f10d0c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498fd9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6.6cm" svg:height="22.8cm" svg:x="1.7cm" svg:y="3.1cm">
          <text:p text:style-name="P1"><text:span text:style-name="T1"><text:s text:c="3"/></text:span><text:span text:style-name="T1">Total Simulation Ti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2cm" svg:height="1.4cm" svg:x="5.2cm" svg:y="4cm">
          <text:p text:style-name="P1"><text:span text:style-name="T1">Parameter pars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2cm" svg:height="1.4cm" svg:x="5.2cm" svg:y="6.5cm">
          <text:p text:style-name="P1"><text:span text:style-name="T1">Netlist pars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2cm" svg:height="1.4cm" svg:x="5.2cm" svg:y="9.2cm">
          <text:p text:style-name="P1"><text:span text:style-name="T1">Allreduce </text:span></text:p>
          <text:p text:style-name="P1"><text:span text:style-name="T1">+ ajout infos YAM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2cm" svg:height="1.4cm" svg:x="5.2cm" svg:y="11.6cm">
          <text:p text:style-name="P1"><text:span text:style-name="T1">DCOP Calcul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2cm" svg:height="1.4cm" svg:x="5.2cm" svg:y="14.1cm">
          <text:p text:style-name="P1"><text:span text:style-name="T1">I/O (partie 1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2cm" svg:height="1.4cm" svg:x="5.2cm" svg:y="16.5cm">
          <text:p text:style-name="P1"><text:span text:style-name="T1">Matrix set u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2cm" svg:height="5.1cm" svg:x="5.2cm" svg:y="18.9cm">
          <text:p text:style-name="P6"/>
          <text:p text:style-name="P6"><text:span text:style-name="T1">Transient calcul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9.8cm" svg:height="2.2cm" svg:x="5.4cm" svg:y="21.1cm">
          <text:p text:style-name="P1"><text:span text:style-name="T1">I/O (partie 2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cm" svg:height="5.3cm" svg:x="3.9cm" svg:y="18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0" draw:layer="layout" svg:width="4.9cm" svg:height="1.8cm" svg:x="0.5cm" svg:y="20.8cm">
          <draw:text-box>
            <text:p text:style-name="P9"><text:span text:style-name="T2">While</text:span></text:p>
          </draw:text-box>
        </draw:frame>
        <draw:line draw:style-name="gr9" draw:text-style-name="P11" draw:layer="layout" svg:x1="10.2cm" svg:y1="3.1cm" svg:x2="10.2cm" svg:y2="4cm">
          <text:p/>
        </draw:line>
        <draw:line draw:style-name="gr9" draw:text-style-name="P11" draw:layer="layout" svg:x1="10.2cm" svg:y1="5.4cm" svg:x2="10.2cm" svg:y2="6.5cm">
          <text:p/>
        </draw:line>
        <draw:line draw:style-name="gr9" draw:text-style-name="P11" draw:layer="layout" svg:x1="10.2cm" svg:y1="7.9cm" svg:x2="10.2cm" svg:y2="9.2cm">
          <text:p/>
        </draw:line>
        <draw:line draw:style-name="gr9" draw:text-style-name="P11" draw:layer="layout" svg:x1="10.2cm" svg:y1="10.6cm" svg:x2="10.2cm" svg:y2="11.6cm">
          <text:p/>
        </draw:line>
        <draw:line draw:style-name="gr9" draw:text-style-name="P11" draw:layer="layout" svg:x1="10.2cm" svg:y1="13cm" svg:x2="10.2cm" svg:y2="14.1cm">
          <text:p/>
        </draw:line>
        <draw:line draw:style-name="gr9" draw:text-style-name="P11" draw:layer="layout" svg:x1="10.2cm" svg:y1="15.5cm" svg:x2="10.2cm" svg:y2="16.5cm">
          <text:p/>
        </draw:line>
        <draw:line draw:style-name="gr9" draw:text-style-name="P11" draw:layer="layout" svg:x1="10.2cm" svg:y1="17.9cm" svg:x2="10.2cm" svg:y2="18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08:02:51.530979883</meta:creation-date>
    <dc:date>2021-06-01T09:52:15.361498897</dc:date>
    <meta:editing-duration>PT32M31S</meta:editing-duration>
    <meta:editing-cycles>7</meta:editing-cycles>
    <meta:generator>LibreOffice/6.4.7.2$Linux_X86_64 LibreOffice_project/40$Build-2</meta:generator>
    <meta:document-statistic meta:object-count="18"/>
  </office:meta>
</office:document-meta>
</file>